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a3ea8"/>
    </style:style>
    <style:style style:name="P2" style:family="paragraph" style:parent-style-name="Standard">
      <style:text-properties officeooo:paragraph-rsid="002a3ea8"/>
    </style:style>
    <style:style style:name="P3" style:family="paragraph" style:parent-style-name="Standard">
      <style:paragraph-properties fo:text-align="center" style:justify-single-word="false"/>
      <style:text-properties officeooo:rsid="00352756" officeooo:paragraph-rsid="00352756"/>
    </style:style>
    <style:style style:name="T1" style:family="text">
      <style:text-properties officeooo:rsid="0030a7e9"/>
    </style:style>
    <style:style style:name="T2" style:family="text">
      <style:text-properties officeooo:rsid="0031c9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2</text:p>
      <text:p text:style-name="P1"/>
      <text:p text:style-name="P1"/>
      <text:p text:style-name="P1">mysql&gt; create database vanshika_ass2</text:p>
      <text:p text:style-name="P1"><text:s text:c="4"/>-&gt; ;</text:p>
      <text:p text:style-name="P1">Query OK, 1 row affected (0.00 sec)</text:p>
      <text:p text:style-name="P1"/>
      <text:p text:style-name="P1">mysql&gt; use vanshika_ass2;</text:p>
      <text:p text:style-name="P1">Database changed</text:p>
      <text:p text:style-name="P1">mysql&gt; CREATE TABLE employee (</text:p>
      <text:p text:style-name="P1"><text:s text:c="4"/>-&gt; <text:s text:c="8"/>e_id INT PRIMARY KEY,</text:p>
      <text:p text:style-name="P1"><text:s text:c="4"/>-&gt; <text:s text:c="6"/>name VARCHAR(100),</text:p>
      <text:p text:style-name="P1"><text:s text:c="4"/>-&gt; <text:s text:c="4"/>street VARCHAR(100),</text:p>
      <text:p text:style-name="P1"><text:s text:c="4"/>-&gt; <text:s text:c="6"/>city VARCHAR(50)</text:p>
      <text:p text:style-name="P1"><text:s text:c="4"/>-&gt; <text:s text:c="5"/>);</text:p>
      <text:p text:style-name="P1">Query OK, 0 rows affected (0.25 sec)</text:p>
      <text:p text:style-name="P1"/>
      <text:p text:style-name="P1">mysql&gt; <text:s/>CREATE TABLE company (</text:p>
      <text:p text:style-name="P1"><text:s text:c="4"/>-&gt; <text:s text:c="8"/>company_name VARCHAR(100) PRIMARY KEY,</text:p>
      <text:p text:style-name="P1"><text:s text:c="4"/>-&gt; <text:s text:c="8"/>city VARCHAR(50)</text:p>
      <text:p text:style-name="P1"><text:s text:c="4"/>-&gt; <text:s text:c="4"/>);</text:p>
      <text:p text:style-name="P1">Query OK, 0 rows affected (0.24 sec)</text:p>
      <text:p text:style-name="P1"/>
      <text:p text:style-name="P1">mysql&gt; CREATE TABLE works (</text:p>
      <text:p text:style-name="P1"><text:s text:c="4"/>-&gt; <text:s text:c="6"/>e_id INT,</text:p>
      <text:p text:style-name="P1"><text:s text:c="4"/>-&gt; <text:s text:c="6"/>company_name VARCHAR(100),</text:p>
      <text:p text:style-name="P1"><text:s text:c="4"/>-&gt; <text:s text:c="6"/>salary DECIMAL(10, 2),</text:p>
      <text:p text:style-name="P1"><text:s text:c="4"/>-&gt; <text:s text:c="7"/>PRIMARY KEY (e_id, company_name),</text:p>
      <text:p text:style-name="P1"><text:s text:c="4"/>-&gt; <text:s text:c="7"/>FOREIGN KEY (e_id) REFERENCES employee(e_id),</text:p>
      <text:p text:style-name="P1"><text:s text:c="4"/>-&gt; <text:s text:c="8"/>FOREIGN KEY (company_name) REFERENCES company(company_name)</text:p>
      <text:p text:style-name="P1"><text:s text:c="4"/>-&gt; <text:s text:c="5"/>);</text:p>
      <text:p text:style-name="P1">Query OK, 0 rows affected (0.25 sec)</text:p>
      <text:p text:style-name="P1"/>
      <text:p text:style-name="P1">mysql&gt; CREATE TABLE manages (</text:p>
      <text:p text:style-name="P1"><text:s text:c="4"/>-&gt; <text:s text:c="6"/>e_id INT PRIMARY KEY,</text:p>
      <text:p text:style-name="P1"><text:s text:c="4"/>-&gt; <text:s text:c="6"/>dept_name VARCHAR(100),</text:p>
      <text:p text:style-name="P1"><text:s text:c="4"/>-&gt; <text:s text:c="6"/>FOREIGN KEY (e_id) REFERENCES employee(e_id)</text:p>
      <text:p text:style-name="P1"><text:s text:c="4"/>-&gt; <text:s text:c="4"/>);</text:p>
      <text:p text:style-name="P1">Query OK, 0 rows affected (0.26 sec)</text:p>
      <text:p text:style-name="P1"/>
      <text:p text:style-name="P1">mysql&gt; INSERT INTO employee (e_id, name, street, city) VALUES</text:p>
      <text:p text:style-name="P1"><text:s text:c="4"/>-&gt; (1, 'Nikhil', 'BTM Layout', 'Bangalore'),</text:p>
      <text:p text:style-name="P1"><text:s text:c="4"/>-&gt; (2, 'Shalini', 'Lodhi Road', 'Delhi'),</text:p>
      <text:p text:style-name="P1"><text:s text:c="4"/>-&gt; (3, 'Yash', 'Juhu Beach Road', 'Mumbai'),</text:p>
      <text:p text:style-name="P1"><text:s text:c="4"/>-&gt; (4, 'Tanvi', 'Secunderabad', 'Hyderabad'),</text:p>
      <text:p text:style-name="P1"><text:s text:c="4"/>-&gt; (5, 'Suresh', 'Maninagar', 'Ahmedabad'),</text:p>
      <text:p text:style-name="P1"><text:s text:c="4"/>-&gt; (6, 'Ritika', 'Rajendra Nagar', 'Delhi'),</text:p>
      <text:p text:style-name="P1"><text:s text:c="4"/>-&gt; (7, 'Ajay', 'Kandivali East', 'Mumbai'),</text:p>
      <text:p text:style-name="P1"><text:s text:c="4"/>-&gt; (8, 'Harshita', 'Madhapur Main Rd', 'Hyderabad'),</text:p>
      <text:p text:style-name="P1"><text:s text:c="4"/>-&gt; (9, 'Nitin', 'Koregaon Park', 'Pune'),</text:p>
      <text:p text:style-name="P1"><text:s text:c="4"/>-&gt; (10, 'Ankita', 'Paldi', 'Ahmedabad'),</text:p>
      <text:p text:style-name="P1"><text:s text:c="4"/>-&gt; (11, 'Kunal', 'Indiranagar', 'Bangalore'),</text:p>
      <text:p text:style-name="P1"><text:soft-page-break/><text:s text:c="4"/>-&gt; (12, 'Bhavya', 'Patel Nagar', 'Delhi'),</text:p>
      <text:p text:style-name="P1"><text:s text:c="4"/>-&gt; (13, 'Gaurav', 'Santacruz East', 'Mumbai'),</text:p>
      <text:p text:style-name="P1"><text:s text:c="4"/>-&gt; (14, 'Snehal', 'Koramangala', 'Bangalore'),</text:p>
      <text:p text:style-name="P1"><text:s text:c="4"/>-&gt; (15, 'Preeti', 'Hitech City', 'Hyderabad');</text:p>
      <text:p text:style-name="P1">Query OK, 15 rows affected (0.05 sec)</text:p>
      <text:p text:style-name="P1">Records: 15 <text:s/>Duplicates: 0 <text:s/>Warnings: 0</text:p>
      <text:p text:style-name="P1"/>
      <text:p text:style-name="P1">mysql&gt; INSERT INTO company (company_name, city) VALUES</text:p>
      <text:p text:style-name="P1"><text:s text:c="4"/>-&gt; ('Amazon', 'Bangalore'),</text:p>
      <text:p text:style-name="P1"><text:s text:c="4"/>-&gt; ('Deloitte', 'Mumbai'),</text:p>
      <text:p text:style-name="P1"><text:s text:c="4"/>-&gt; ('Oracle', 'Hyderabad'),</text:p>
      <text:p text:style-name="P1"><text:s text:c="4"/>-&gt; ('Google', 'Delhi'),</text:p>
      <text:p text:style-name="P1"><text:s text:c="4"/>-&gt; ('Torrent Power', 'Ahmedabad'),</text:p>
      <text:p text:style-name="P1"><text:s text:c="4"/>-&gt; ('Infosys BPM', 'Pune'),</text:p>
      <text:p text:style-name="P1"><text:s text:c="4"/>-&gt; ('Reliance Retail', 'Mumbai'),</text:p>
      <text:p text:style-name="P1"><text:s text:c="4"/>-&gt; ('Nykaa', 'Delhi'),</text:p>
      <text:p text:style-name="P1"><text:s text:c="4"/>-&gt; ('Rapido', 'Bangalore'),</text:p>
      <text:p text:style-name="P1"><text:s text:c="4"/>-&gt; ('Zoho', 'Hyderabad');</text:p>
      <text:p text:style-name="P1">Query OK, 10 rows affected (0.04 sec)</text:p>
      <text:p text:style-name="P1">Records: 10 <text:s/>Duplicates: 0 <text:s/>Warnings: 0</text:p>
      <text:p text:style-name="P1"/>
      <text:p text:style-name="P1">mysql&gt; INSERT INTO works (e_id, company_name, salary) VALUES</text:p>
      <text:p text:style-name="P1"><text:s text:c="4"/>-&gt; (1, 'Amazon', 88000.00),</text:p>
      <text:p text:style-name="P1"><text:s text:c="4"/>-&gt; (2, 'Deloitte', 91000.00),</text:p>
      <text:p text:style-name="P1"><text:s text:c="4"/>-&gt; (3, 'Oracle', 75000.00),</text:p>
      <text:p text:style-name="P1"><text:s text:c="4"/>-&gt; (4, 'Google', 98000.00),</text:p>
      <text:p text:style-name="P1"><text:s text:c="4"/>-&gt; (5, 'Torrent Power', 69000.00);</text:p>
      <text:p text:style-name="P1">Query OK, 5 rows affected (0.05 sec)</text:p>
      <text:p text:style-name="P1">Records: 5 <text:s/>Duplicates: 0 <text:s/>Warnings: 0</text:p>
      <text:p text:style-name="P1"/>
      <text:p text:style-name="P1">mysql&gt; INSERT INTO manages (e_id, dept_name) VALUES</text:p>
      <text:p text:style-name="P1"><text:s text:c="4"/>-&gt; (1, 'Strategy'),</text:p>
      <text:p text:style-name="P1"><text:s text:c="4"/>-&gt; (2, 'Accounting'),</text:p>
      <text:p text:style-name="P1"><text:s text:c="4"/>-&gt; (3, 'Cloud Services'),</text:p>
      <text:p text:style-name="P1"><text:s text:c="4"/>-&gt; (4, 'Brand Management'),</text:p>
      <text:p text:style-name="P1"><text:s text:c="4"/>-&gt; (5, 'Infrastructure'),</text:p>
      <text:p text:style-name="P1"><text:s text:c="4"/>-&gt; (6, 'UX Research'),</text:p>
      <text:p text:style-name="P1"><text:s text:c="4"/>-&gt; (7, 'Supply Chain'),</text:p>
      <text:p text:style-name="P1"><text:s text:c="4"/>-&gt; (8, 'Corporate Affairs'),</text:p>
      <text:p text:style-name="P1"><text:s text:c="4"/>-&gt; (9, 'Channel Sales'),</text:p>
      <text:p text:style-name="P1"><text:s text:c="4"/>-&gt; (10, 'Help Desk');</text:p>
      <text:p text:style-name="P1">Query OK, 10 rows affected (0.04 sec)</text:p>
      <text:p text:style-name="P1">Records: 10 <text:s/>Duplicates: 0 <text:s/>Warnings: 0</text:p>
      <text:p text:style-name="P1"/>
      <text:p text:style-name="P1"/>
      <text:p text:style-name="P1">mysql&gt; INSERT INTO works (e_id, company_name, salary) VALUES</text:p>
      <text:p text:style-name="P1"><text:s text:c="4"/>-&gt; (6, 'Infosys BPM', 72000.00),</text:p>
      <text:p text:style-name="P1"><text:s text:c="4"/>-&gt; (7, 'Reliance Retail', 78000.00),</text:p>
      <text:p text:style-name="P1"><text:s text:c="4"/>-&gt; (8, 'Nykaa', 69000.00),</text:p>
      <text:p text:style-name="P1"><text:s text:c="4"/>-&gt; (9, 'Rapido', 65000.00),</text:p>
      <text:p text:style-name="P1"><text:s text:c="4"/>-&gt; (10, 'Zoho', 86000.00),</text:p>
      <text:p text:style-name="P1"><text:s text:c="4"/>-&gt; (11, 'Amazon', 90000.00),</text:p>
      <text:p text:style-name="P1"><text:soft-page-break/><text:s text:c="4"/>-&gt; (12, 'Google', 94000.00),</text:p>
      <text:p text:style-name="P1"><text:s text:c="4"/>-&gt; (13, 'Deloitte', 80000.00),</text:p>
      <text:p text:style-name="P1"><text:s text:c="4"/>-&gt; (14, 'Oracle', 77000.00),</text:p>
      <text:p text:style-name="P1"><text:s text:c="4"/>-&gt; (15, 'Torrent Power', 71000.00);</text:p>
      <text:p text:style-name="P1">Query OK, 10 rows affected (0.12 sec)</text:p>
      <text:p text:style-name="P1">Records: 10 <text:s/>Duplicates: 0 <text:s/>Warnings: 0</text:p>
      <text:p text:style-name="P1"/>
      <text:p text:style-name="P1">mysql&gt; UPDATE works SET company_name = 'Google' WHERE e_id IN (10, 11, 14);</text:p>
      <text:p text:style-name="P1">Query OK, 3 rows affected (0.06 sec)</text:p>
      <text:p text:style-name="P1">Rows matched: 3 <text:s/>Changed: 3 <text:s/>Warnings: 0</text:p>
      <text:p text:style-name="P1"/>
      <text:p text:style-name="P1">mysql&gt; create view google_employee as select e.e_id, e.name, e.city,w.salary from employee e join works w on e.e_id=w.e_id where w.company_name='Google';</text:p>
      <text:p text:style-name="P1">Query OK, 0 rows affected (0.03 sec)</text:p>
      <text:p text:style-name="P1"/>
      <text:p text:style-name="P1">mysql&gt; create view employee_names_cities as select name,city from employee;</text:p>
      <text:p text:style-name="P1">Query OK, 0 rows affected (0.05 sec)</text:p>
      <text:p text:style-name="P1"/>
      <text:p text:style-name="P1">mysql&gt; RENAME TABLE employee_names_cities to city_of_employee;</text:p>
      <text:p text:style-name="P1">Query OK, 0 rows affected (0.03 sec)</text:p>
      <text:p text:style-name="P1"/>
      <text:p text:style-name="P1">mysql&gt; CREATE INDEX idx_employee_city ON employee(city);</text:p>
      <text:p text:style-name="P1">Query OK, 0 rows affected (0.39 sec)</text:p>
      <text:p text:style-name="P1">Records: 0 <text:s/>Duplicates: 0 <text:s/>Warnings: 0</text:p>
      <text:p text:style-name="P1"/>
      <text:p text:style-name="P1">mysql&gt; DROP INDEX idx_employee_city ON employee;</text:p>
      <text:p text:style-name="P1">Query OK, 0 rows affected (0.13 sec)</text:p>
      <text:p text:style-name="P1">Records: 0 <text:s/>Duplicates: 0 <text:s/>Warnings: 0</text:p>
      <text:p text:style-name="P1"/>
      <text:p text:style-name="P1">mysql&gt; SHOW INDEX FROM employee;</text:p>
      <text:p text:style-name="P1"/>
      <text:p text:style-name="P1">mysql&gt; CREATE TABLE employee_positions (</text:p>
      <text:p text:style-name="P1"><text:s text:c="4"/>-&gt; <text:s text:c="4"/>sr_no INT NOT NULL AUTO_INCREMENT PRIMARY KEY,</text:p>
      <text:p text:style-name="P1"><text:s text:c="4"/>-&gt; <text:s text:c="4"/>position VARCHAR(100),</text:p>
      <text:p text:style-name="P1"><text:s text:c="4"/>-&gt; <text:s text:c="4"/>salary DECIMAL(10,2)</text:p>
      <text:p text:style-name="P1"><text:s text:c="4"/>-&gt; );</text:p>
      <text:p text:style-name="P1">Query OK, 0 rows affected (0.23 sec)</text:p>
      <text:p text:style-name="P1"/>
      <text:p text:style-name="P1">mysql&gt; INSERT INTO employee_positions (position, salary) VALUES</text:p>
      <text:p text:style-name="P1"><text:s text:c="4"/>-&gt; ('Manager', 90000.00),</text:p>
      <text:p text:style-name="P1"><text:s text:c="4"/>-&gt; ('Developer', 75000.00),</text:p>
      <text:p text:style-name="P1"><text:s text:c="4"/>-&gt; ('Designer', 65000.00),</text:p>
      <text:p text:style-name="P1"><text:s text:c="4"/>-&gt; ('Analyst', 60000.00),</text:p>
      <text:p text:style-name="P1"><text:s text:c="4"/>-&gt; ('Tester', 55000.00),</text:p>
      <text:p text:style-name="P1"><text:s text:c="4"/>-&gt; ('HR', 50000.00),</text:p>
      <text:p text:style-name="P1"><text:s text:c="4"/>-&gt; ('Support Engineer', 48000.00),</text:p>
      <text:p text:style-name="P1"><text:s text:c="4"/>-&gt; ('Team Lead', 80000.00),</text:p>
      <text:p text:style-name="P1"><text:s text:c="4"/>-&gt; ('Intern', 30000.00),</text:p>
      <text:p text:style-name="P1"><text:s text:c="4"/>-&gt; ('Consultant', 85000.00);</text:p>
      <text:p text:style-name="P1">Query OK, 10 rows affected (0.03 sec)</text:p>
      <text:p text:style-name="P1">Records: 10 <text:s/>Duplicates: 0 <text:s/>Warnings: 0</text:p>
      <text:p text:style-name="P1"/>
      <text:p text:style-name="P1"><text:soft-page-break/></text:p>
      <text:p text:style-name="P1"/>
      <text:p text:style-name="P3">Assignment 3</text:p>
      <text:p text:style-name="P1"/>
      <text:p text:style-name="P1"/>
      <text:p text:style-name="P1"/>
      <text:p text:style-name="P1"/>
      <text:p text:style-name="P1">mysql&gt; INSERT INTO employee (e_id, street, city) VALUES</text:p>
      <text:p text:style-name="P1"><text:s text:c="4"/>-&gt; (1<text:span text:style-name="T2">6</text:span>, 'MG Road','Pune'),</text:p>
      <text:p text:style-name="P1"><text:s text:c="4"/>-&gt; (1<text:span text:style-name="T2">7</text:span>, 'Park Avenue', 'Mumbai');</text:p>
      <text:p text:style-name="P1">Query OK, 2 rows affected (0.05 sec)</text:p>
      <text:p text:style-name="P1">Records: 2 <text:s/>Duplicates: 0 <text:s/>Warnings: 0</text:p>
      <text:p text:style-name="P1"/>
      <text:p text:style-name="P1">mysql&gt; SELECT e_id, name FROM employee;</text:p>
      <text:p text:style-name="P1"/>
      <text:p text:style-name="P1">mysql&gt; select e.name, m.dept_name from employee e, manages m where e.e_id=m.e_id;<text:span text:style-name="T1">s</text:span></text:p>
      <text:p text:style-name="P1"/>
      <text:p text:style-name="P1">mysql&gt; SELECT DISTINCT city</text:p>
      <text:p text:style-name="P1"><text:s text:c="4"/>-&gt; FROM company;</text:p>
      <text:p text:style-name="P1"/>
      <text:p text:style-name="P1">mysql&gt; UPDATE employee</text:p>
      <text:p text:style-name="P1"><text:s text:c="4"/>-&gt; SET street = 'MG Road',</text:p>
      <text:p text:style-name="P1"><text:s text:c="4"/>-&gt; <text:s text:c="4"/>city = 'Mumbai'</text:p>
      <text:p text:style-name="P1"><text:s text:c="4"/>-&gt; WHERE e_id = 1;</text:p>
      <text:p text:style-name="P1">Query OK, 1 row affected (0.04 sec)</text:p>
      <text:p text:style-name="P1">Rows matched: 1 <text:s/>Changed: 1 <text:s/>Warnings: 0</text:p>
      <text:p text:style-name="P1"/>
      <text:p text:style-name="P1">mysql&gt; UPDATE works</text:p>
      <text:p text:style-name="P1"><text:s text:c="4"/>-&gt; SET salary = salary + 50</text:p>
      <text:p text:style-name="P1"><text:s text:c="4"/>-&gt; WHERE company_name = 'Google';</text:p>
      <text:p text:style-name="P1">Query OK, 5 rows affected (0.03 sec)</text:p>
      <text:p text:style-name="P1">Rows matched: 5 <text:s/>Changed: 5 <text:s/>Warnings: 0</text:p>
      <text:p text:style-name="P1"/>
      <text:p text:style-name="P1">mysql&gt; SELECT company_name</text:p>
      <text:p text:style-name="P1"><text:s text:c="4"/>-&gt; FROM company</text:p>
      <text:p text:style-name="P1"><text:s text:c="4"/>-&gt; WHERE city LIKE 'P%' OR city LIKE 'B%';</text:p>
      <text:p text:style-name="P1"/>
      <text:p text:style-name="P1">mysql&gt; SELECT *</text:p>
      <text:p text:style-name="P1"><text:s text:c="4"/>-&gt; FROM employee</text:p>
      <text:p text:style-name="P1"><text:s text:c="4"/>-&gt; WHERE e_id IN (</text:p>
      <text:p text:style-name="P1"><text:s text:c="4"/>-&gt; <text:s text:c="4"/>SELECT e_id</text:p>
      <text:p text:style-name="P1"><text:s text:c="4"/>-&gt; <text:s text:c="4"/>FROM works</text:p>
      <text:p text:style-name="P1"><text:s text:c="4"/>-&gt; <text:s text:c="4"/>WHERE company_name IN ('Oracle', 'Rapido', 'Google')</text:p>
      <text:p text:style-name="P1"><text:s text:c="4"/>-&gt; );</text:p>
      <text:p text:style-name="P1"/>
      <text:p text:style-name="P1"/>
      <text:p text:style-name="P1">mysql&gt; SELECT AVG(salary) AS avg_salary</text:p>
      <text:p text:style-name="P1"><text:s text:c="4"/>-&gt; FROM works</text:p>
      <text:p text:style-name="P1"><text:s text:c="4"/>-&gt; WHERE company_name = 'Google';</text:p>
      <text:p text:style-name="P1"/>
      <text:p text:style-name="P1"/>
      <text:p text:style-name="P1"/>
      <text:p text:style-name="P1"><text:soft-page-break/>mysql&gt; SELECT COUNT(*) AS total_employees</text:p>
      <text:p text:style-name="P1"><text:s text:c="4"/>-&gt; FROM works</text:p>
      <text:p text:style-name="P1"><text:s text:c="4"/>-&gt; WHERE company_name = 'Google';</text:p>
      <text:p text:style-name="P1"/>
      <text:p text:style-name="P1"/>
      <text:p text:style-name="P1">mysql&gt; SELECT </text:p>
      <text:p text:style-name="P1"><text:s text:c="4"/>-&gt; <text:s text:c="4"/>MAX(salary) AS max_salary,</text:p>
      <text:p text:style-name="P1"><text:s text:c="4"/>-&gt; <text:s text:c="4"/>MIN(salary) AS min_salary</text:p>
      <text:p text:style-name="P1"><text:s text:c="4"/>-&gt; FROM works</text:p>
      <text:p text:style-name="P1"><text:s text:c="4"/>-&gt; WHERE company_name = 'Google';</text:p>
      <text:p text:style-name="P1"/>
      <text:p text:style-name="P1"/>
      <text:p text:style-name="P1"/>
      <text:p text:style-name="P1">mysql&gt; SELECT SUM(salary) AS total_salaries</text:p>
      <text:p text:style-name="P1"><text:s text:c="4"/>-&gt; FROM works</text:p>
      <text:p text:style-name="P1"><text:s text:c="4"/>-&gt; WHERE company_name = 'Google';</text:p>
      <text:p text:style-name="P1"/>
      <text:p text:style-name="P1"/>
      <text:p text:style-name="P1"/>
      <text:p text:style-name="P1">mysql&gt; SELECT *</text:p>
      <text:p text:style-name="P1"><text:s text:c="4"/>-&gt; FROM company</text:p>
      <text:p text:style-name="P1"><text:s text:c="4"/>-&gt; ORDER BY company_name ASC, city DESC;</text:p>
      <text:p text:style-name="P1"/>
      <text:p text:style-name="P1"/>
      <text:p text:style-name="P1">mysql&gt; SELECT name</text:p>
      <text:p text:style-name="P1"><text:s text:c="4"/>-&gt; FROM employee</text:p>
      <text:p text:style-name="P1"><text:s text:c="4"/>-&gt; WHERE e_id IN (</text:p>
      <text:p text:style-name="P1"><text:s text:c="4"/>-&gt; <text:s text:c="4"/>SELECT e_id FROM works WHERE company_name = 'Amazon'</text:p>
      <text:p text:style-name="P1"><text:s text:c="4"/>-&gt; )</text:p>
      <text:p text:style-name="P1"><text:s text:c="4"/>-&gt; </text:p>
      <text:p text:style-name="P1"><text:s text:c="4"/>-&gt; UNION</text:p>
      <text:p text:style-name="P1"><text:s text:c="4"/>-&gt; </text:p>
      <text:p text:style-name="P1"><text:s text:c="4"/>-&gt; SELECT name</text:p>
      <text:p text:style-name="P1"><text:s text:c="4"/>-&gt; FROM employee</text:p>
      <text:p text:style-name="P1"><text:s text:c="4"/>-&gt; WHERE e_id IN (</text:p>
      <text:p text:style-name="P1"><text:s text:c="4"/>-&gt; <text:s text:c="4"/>SELECT e_id FROM works WHERE company_name = 'Google'</text:p>
      <text:p text:style-name="P1"><text:s text:c="4"/>-&gt; );</text:p>
      <text:p text:style-name="P1"/>
      <text:p text:style-name="P1"/>
      <text:p text:style-name="P1">mysql&gt; SELECT name FROM employee WHERE e_id IN ( <text:s text:c="4"/>SELECT e_id FROM works WHERE company_name = 'Amazon' ) <text:s/>UNION ALL <text:s/>SELECT name FROM employee WHERE e_id IN ( <text:s text:c="4"/>SELECT e_id FROM works WHERE company_name = 'Google' );</text:p>
      <text:p text:style-name="P1"/>
      <text:p text:style-name="P1"/>
      <text:p text:style-name="P1">mysql&gt; SELECT *</text:p>
      <text:p text:style-name="P1"><text:s text:c="4"/>-&gt; FROM employee e</text:p>
      <text:p text:style-name="P1"><text:s text:c="4"/>-&gt; WHERE e.e_id IN (</text:p>
      <text:p text:style-name="P1"><text:s text:c="4"/>-&gt; <text:s text:c="4"/>SELECT m.e_id</text:p>
      <text:p text:style-name="P1"><text:s text:c="4"/>-&gt; <text:s text:c="4"/>FROM manages m</text:p>
      <text:p text:style-name="P1"><text:s text:c="4"/>-&gt; );</text:p>
      <text:p text:style-name="P1"/>
      <text:p text:style-name="P1"/>
      <text:p text:style-name="P1"><text:soft-page-break/></text:p>
      <text:p text:style-name="P1">mysql&gt; SELECT *</text:p>
      <text:p text:style-name="P1"><text:s text:c="4"/>-&gt; FROM employee</text:p>
      <text:p text:style-name="P1"><text:s text:c="4"/>-&gt; WHERE e_id NOT IN (</text:p>
      <text:p text:style-name="P1"><text:s text:c="4"/>-&gt; <text:s text:c="4"/>SELECT e_id</text:p>
      <text:p text:style-name="P1"><text:s text:c="4"/>-&gt; <text:s text:c="4"/>FROM manages</text:p>
      <text:p text:style-name="P1"><text:s text:c="4"/>-&gt; )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01T12:29:22.682940989</meta:creation-date>
    <dc:date>2025-07-10T12:51:16.667399175</dc:date>
    <meta:editing-duration>PT2H48M3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6" meta:paragraph-count="207" meta:word-count="1023" meta:character-count="7235" meta:non-whitespace-character-count="5669"/>
  </office:meta>
</office:document-meta>
</file>